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.1665in" fo:text-align="center" style:justify-single-word="false" style:text-autospace="none" style:punctuation-wrap="simple"/>
      <style:text-properties style:font-name="Times New Roman1" fo:font-size="10pt" fo:language="en" fo:country="US" style:letter-kerning="true" style:font-name-asian="Times New Roman1" style:font-size-asian="10pt" style:font-name-complex="Times New Roman1" style:font-size-complex="10pt"/>
    </style:style>
    <style:style style:name="P4" style:family="paragraph" style:parent-style-name="Standard">
      <style:paragraph-properties fo:margin-top="0in" fo:margin-bottom="0.1665in" fo:text-align="center" style:justify-single-word="false" style:text-autospace="none" style:punctuation-wrap="simple"/>
      <style:text-properties style:font-name="Times New Roman1" fo:font-size="45pt" fo:language="en" fo:country="US" style:letter-kerning="true" style:font-name-asian="Times New Roman1" style:font-size-asian="45pt" style:font-name-complex="Times New Roman1" style:font-size-complex="45pt"/>
    </style:style>
    <style:style style:name="P5" style:family="paragraph" style:parent-style-name="Standard">
      <style:paragraph-properties fo:margin-top="0in" fo:margin-bottom="0.1665in" fo:text-align="center" style:justify-single-word="false" style:text-autospace="none" style:punctuation-wrap="simple"/>
      <style:text-properties style:font-name="Times New Roman1" fo:font-size="30pt" fo:language="en" fo:country="US" style:letter-kerning="true" style:font-name-asian="Times New Roman1" style:font-size-asian="30pt" style:font-name-complex="Times New Roman1" style:font-size-complex="30pt"/>
    </style:style>
    <style:style style:name="P6" style:family="paragraph" style:parent-style-name="Standard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8" style:family="paragraph" style:parent-style-name="Standard" style:list-style-name="L1">
      <style:paragraph-properties fo:margin-top="0in" fo:margin-bottom="0.1665in" fo:break-before="page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9" style:family="paragraph" style:parent-style-name="Standard" style:list-style-name="L2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10" style:family="paragraph" style:parent-style-name="Standard" style:list-style-name="L3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11" style:family="paragraph" style:parent-style-name="Standard" style:list-style-name="L4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12" style:family="paragraph" style:parent-style-name="Standard" style:list-style-name="L5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13" style:family="paragraph" style:parent-style-name="Standard" style:list-style-name="L6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14" style:family="paragraph" style:parent-style-name="Standard" style:list-style-name="L7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15" style:family="paragraph" style:parent-style-name="Standard" style:list-style-name="L8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16" style:family="paragraph" style:parent-style-name="Standard" style:list-style-name="L9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17" style:family="paragraph" style:parent-style-name="Standard" style:list-style-name="L10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18" style:family="paragraph" style:parent-style-name="Standard" style:list-style-name="L11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19" style:family="paragraph" style:parent-style-name="Standard" style:list-style-name="L12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20" style:family="paragraph" style:parent-style-name="Standard" style:list-style-name="L13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21" style:family="paragraph" style:parent-style-name="Standard" style:list-style-name="L14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L15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L16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24" style:family="paragraph" style:parent-style-name="Standard" style:list-style-name="L17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25" style:family="paragraph" style:parent-style-name="Standard" style:list-style-name="L18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26" style:family="paragraph" style:parent-style-name="Standard" style:list-style-name="L19">
      <style:paragraph-properties fo:margin-top="0in" fo:margin-bottom="0.1665in" style:text-autospace="none" style:punctuation-wrap="simple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L6">
      <style:paragraph-properties fo:margin-top="0in" fo:margin-bottom="0.1665in" style:text-autospace="none" style:punctuation-wrap="simple"/>
      <style:text-properties style:font-name="Times New Roman1" fo:font-size="12pt" fo:language="en" fo:country="US" fo:font-weight="bold" style:letter-kerning="true" style:font-name-asian="Times New Roman1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 style:list-style-name="L16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29" style:family="paragraph" style:parent-style-name="Standard" style:list-style-name="L20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30" style:family="paragraph" style:parent-style-name="Standard" style:list-style-name="L21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31" style:family="paragraph" style:parent-style-name="Standard" style:list-style-name="L22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32" style:family="paragraph" style:parent-style-name="Standard" style:list-style-name="L23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33" style:family="paragraph" style:parent-style-name="Standard" style:list-style-name="L24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34" style:family="paragraph" style:parent-style-name="Standard" style:list-style-name="L25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35" style:family="paragraph" style:parent-style-name="Standard" style:list-style-name="L26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36" style:family="paragraph" style:parent-style-name="Standard" style:list-style-name="L27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37" style:family="paragraph" style:parent-style-name="Standard" style:list-style-name="L28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38" style:family="paragraph" style:parent-style-name="Standard" style:list-style-name="L29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39" style:family="paragraph" style:parent-style-name="Standard" style:list-style-name="L30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40" style:family="paragraph" style:parent-style-name="Standard" style:list-style-name="L31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style:style style:name="P41" style:family="paragraph" style:parent-style-name="Standard" style:list-style-name="L32">
      <style:paragraph-properties fo:margin-top="0in" fo:margin-bottom="0.1665in" style:text-autospace="none" style:punctuation-wrap="simple"/>
      <style:text-properties style:font-name="Times New Roman1" fo:font-size="12pt" fo:language="en" fo:country="US" fo:font-style="normal" style:letter-kerning="true" style:font-name-asian="Times New Roman1" style:font-size-asian="12pt" style:font-style-asian="normal" style:font-name-complex="Times New Roman1" style:font-size-complex="12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5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6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7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8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4">Universal Book Reader</text:p>
      <text:p text:style-name="P5">(An Electronic Reader for Copyright-expired Books)</text:p>
      <text:p text:style-name="P5"/>
      <text:p text:style-name="P5">October 22, 2013</text:p>
      <text:list xml:id="list4988319621689815730" text:style-name="L1">
        <text:list-item>
          <text:p text:style-name="P8">Introduction</text:p>
        </text:list-item>
      </text:list>
      <text:p text:style-name="P6"><text:tab/><text:tab/>The Universal Book Reader (UBR) will provide an on-demand electronic book reader <text:tab/><text:tab/><text:tab/>for copyright-expired books on a desktop computer.</text:p>
      <text:list xml:id="list7608632263105912859" text:style-name="L2">
        <text:list-item>
          <text:list>
            <text:list-item>
              <text:p text:style-name="P9">Purpose</text:p>
              <text:list>
                <text:list-item>
                  <text:p text:style-name="P9">To give the specifications for a text-based electronic reader for copyright-expired <text:tab/>books on a desktop computer. <text:s/>This document is for use by the customer (UTB-<text:tab/>LMS) and development team.</text:p>
                </text:list-item>
              </text:list>
            </text:list-item>
          </text:list>
        </text:list-item>
      </text:list>
      <text:list xml:id="list7294882577457619346" text:style-name="L3">
        <text:list-item>
          <text:list>
            <text:list-item>
              <text:p text:style-name="P10">Scope</text:p>
              <text:list>
                <text:list-item>
                  <text:p text:style-name="P10">The UBR will display books and allow the user to read, highlight, skip to <text:tab/>different chapters, change font size and color, background, and highlighter color.</text:p>
                </text:list-item>
              </text:list>
            </text:list-item>
          </text:list>
        </text:list-item>
      </text:list>
      <text:list xml:id="list6281680806214294640" text:style-name="L4">
        <text:list-item>
          <text:list>
            <text:list-item>
              <text:p text:style-name="P11">Definitions, acronyms &amp; abbreviations</text:p>
              <text:list>
                <text:list-item>
                  <text:p text:style-name="P11">PC – personal computer</text:p>
                </text:list-item>
                <text:list-item>
                  <text:p text:style-name="P11">UTB-LMS – University of Texas at Brownsville, Library and Multimedia <text:tab/>Services</text:p>
                </text:list-item>
                <text:list-item>
                  <text:p text:style-name="P11">UBR – Universal Book Reader</text:p>
                </text:list-item>
                <text:list-item>
                  <text:p text:style-name="P11">OS – Operating System</text:p>
                </text:list-item>
                <text:list-item>
                  <text:p text:style-name="P11">customer – Dr. Quweider, UTB</text:p>
                </text:list-item>
                <text:list-item>
                  <text:p text:style-name="P11">JVM – Java Virtual Machine</text:p>
                </text:list-item>
                <text:list-item>
                  <text:p text:style-name="P11">E-book – electronic book</text:p>
                </text:list-item>
              </text:list>
            </text:list-item>
          </text:list>
        </text:list-item>
      </text:list>
      <text:list xml:id="list794326932348523268" text:style-name="L5">
        <text:list-item>
          <text:list>
            <text:list-item>
              <text:p text:style-name="P12">References</text:p>
              <text:list>
                <text:list-item>
                  <text:p text:style-name="P12">Requirements Specifications. <text:s/>IEEE Computer Society, 1998.</text:p>
                </text:list-item>
              </text:list>
            </text:list-item>
          </text:list>
        </text:list-item>
      </text:list>
      <text:list xml:id="list7404709701586176066" text:style-name="L6">
        <text:list-item>
          <text:list>
            <text:list-item>
              <text:p text:style-name="P13">Overview</text:p>
              <text:list>
                <text:list-item>
                  <text:p text:style-name="P27">This document will provide the general specifications for the UBR project, </text:p>
                </text:list-item>
                <text:list-item>
                  <text:p text:style-name="P13">The remainder of the document is divided into the following sections:</text:p>
                  <text:list>
                    <text:list-item>
                      <text:p text:style-name="P13">Overall description (Section 2)</text:p>
                      <text:list>
                        <text:list-item>
                          <text:p text:style-name="P13">Product Perspective (Section 2.1)</text:p>
                        </text:list-item>
                        <text:list-item>
                          <text:p text:style-name="P13">Product Functions (Section 2.2)</text:p>
                        </text:list-item>
                        <text:list-item>
                          <text:p text:style-name="P13">User Characteristics (Section 2.3)</text:p>
                        </text:list-item>
                        <text:list-item>
                          <text:p text:style-name="P13">Constraints (Section 2.4)</text:p>
                        </text:list-item>
                        <text:list-item>
                          <text:p text:style-name="P13"><text:soft-page-break/>Assumptions and Dependencies (Section 2.5)</text:p>
                        </text:list-item>
                      </text:list>
                    </text:list-item>
                    <text:list-item>
                      <text:p text:style-name="P13">Specific Requirements (Section 3)</text:p>
                      <text:list>
                        <text:list-item>
                          <text:p text:style-name="P13">External Requirements (Section 3.1)</text:p>
                        </text:list-item>
                        <text:list-item>
                          <text:p text:style-name="P13">Functional Requirements (Section 3.2)</text:p>
                        </text:list-item>
                        <text:list-item>
                          <text:p text:style-name="P13">Performance Requirements (Section 3.3)</text:p>
                        </text:list-item>
                        <text:list-item>
                          <text:p text:style-name="P13">Logical Database Requirements (Section 3.4)</text:p>
                        </text:list-item>
                        <text:list-item>
                          <text:p text:style-name="P13">Design Constraints (Section 3.5)</text:p>
                        </text:list-item>
                        <text:list-item>
                          <text:p text:style-name="P13">Software System Attributes (Section 3.6)</text:p>
                        </text:list-item>
                        <text:list-item>
                          <text:p text:style-name="P13">Additional Comments (Section 3.8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2. Overall description</text:p>
      <text:list xml:id="list2509820554453001521" text:style-name="L7">
        <text:list-item>
          <text:list>
            <text:list-item>
              <text:p text:style-name="P14">Product perspective</text:p>
              <text:list>
                <text:list-item>
                  <text:p text:style-name="P14">This product is independent of other projects and exhibits limited interactivity <text:tab/>with websites.</text:p>
                </text:list-item>
              </text:list>
            </text:list-item>
          </text:list>
        </text:list-item>
      </text:list>
      <text:list xml:id="list2681054963287793213" text:style-name="L8">
        <text:list-item>
          <text:list>
            <text:list-item>
              <text:list>
                <text:list-item>
                  <text:p text:style-name="P15">System interfaces</text:p>
                  <text:list>
                    <text:list-item>
                      <text:p text:style-name="P15">This product will interact with the internet for additional information relating <text:tab/>to the book being read.</text:p>
                    </text:list-item>
                  </text:list>
                </text:list-item>
              </text:list>
            </text:list-item>
          </text:list>
        </text:list-item>
      </text:list>
      <text:list xml:id="list5899004541924871556" text:style-name="L9">
        <text:list-item>
          <text:list>
            <text:list-item>
              <text:list>
                <text:list-item>
                  <text:p text:style-name="P16">User interfaces</text:p>
                  <text:list>
                    <text:list-item>
                      <text:p text:style-name="P16">The product must have a control pane and a viewing pane</text:p>
                    </text:list-item>
                    <text:list-item>
                      <text:p text:style-name="P16">The product must support the ability to display books in a variety of ways </text:p>
                    </text:list-item>
                  </text:list>
                </text:list-item>
              </text:list>
            </text:list-item>
          </text:list>
        </text:list-item>
      </text:list>
      <text:p text:style-name="P6"><text:tab/><text:tab/><text:tab/> <text:s text:c="6"/>(different fonts, colors, etc)</text:p>
      <text:list xml:id="list37478716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16">The product must be able to mark sections and save marked sections</text:p>
                    </text:list-item>
                    <text:list-item>
                      <text:p text:style-name="P16">The product must be able to group loaded books by genre</text:p>
                    </text:list-item>
                    <text:list-item>
                      <text:p text:style-name="P16">The product must be able to group books alphabetically by title or author.</text:p>
                    </text:list-item>
                  </text:list>
                </text:list-item>
              </text:list>
            </text:list-item>
          </text:list>
        </text:list-item>
      </text:list>
      <text:list xml:id="list4433636757736371129" text:style-name="L10">
        <text:list-item>
          <text:list>
            <text:list-item>
              <text:list>
                <text:list-item>
                  <text:p text:style-name="P17">Hardware interfaces</text:p>
                  <text:list>
                    <text:list-item>
                      <text:p text:style-name="P17">The product must run on standard desktop computer running Windows, <text:tab/>Apple, or linux operating systems. <text:s/>The OS must be capable of running the <text:tab/>most recent version of Java, and be at least Windows XP or Apple Jaguar.</text:p>
                    </text:list-item>
                  </text:list>
                </text:list-item>
              </text:list>
            </text:list-item>
          </text:list>
        </text:list-item>
      </text:list>
      <text:list xml:id="list6718559185870466234" text:style-name="L11">
        <text:list-item>
          <text:list>
            <text:list-item>
              <text:list>
                <text:list-item>
                  <text:p text:style-name="P18">Software interfaces</text:p>
                  <text:list>
                    <text:list-item>
                      <text:p text:style-name="P18"><text:soft-page-break/>The product will read .txt and .ubr files from local disk</text:p>
                    </text:list-item>
                  </text:list>
                </text:list-item>
              </text:list>
            </text:list-item>
          </text:list>
        </text:list-item>
      </text:list>
      <text:list xml:id="list5184021310791369150" text:style-name="L12">
        <text:list-item>
          <text:list>
            <text:list-item>
              <text:list>
                <text:list-item>
                  <text:p text:style-name="P19">Communications interfaces</text:p>
                  <text:list>
                    <text:list-item>
                      <text:p text:style-name="P19">The product will be capable of accessing the internet for an enhanced reading <text:tab/>experience.</text:p>
                    </text:list-item>
                  </text:list>
                </text:list-item>
              </text:list>
            </text:list-item>
          </text:list>
        </text:list-item>
      </text:list>
      <text:list xml:id="list6999543641877152264" text:style-name="L13">
        <text:list-item>
          <text:list>
            <text:list-item>
              <text:list>
                <text:list-item>
                  <text:p text:style-name="P20">Memory constraints</text:p>
                  <text:list>
                    <text:list-item>
                      <text:p text:style-name="P20">The product will be capable of running on a system with at least 2 GB of disk <text:tab/>space and a 2 GHz processor.</text:p>
                    </text:list-item>
                  </text:list>
                </text:list-item>
              </text:list>
            </text:list-item>
          </text:list>
        </text:list-item>
      </text:list>
      <text:list xml:id="list2451387171518381093" text:style-name="L14">
        <text:list-item>
          <text:list>
            <text:list-item>
              <text:list>
                <text:list-item>
                  <text:p text:style-name="P21">Operations</text:p>
                  <text:list>
                    <text:list-item>
                      <text:p text:style-name="P21">The product will operate with on-demand user operations</text:p>
                    </text:list-item>
                    <text:list-item>
                      <text:p text:style-name="P21">The product will continue operating until ended by authorized escape <text:tab/>sequence</text:p>
                    </text:list-item>
                    <text:list-item>
                      <text:p text:style-name="P21">The product will be able to modify texts in order to insert highlighter markup</text:p>
                    </text:list-item>
                    <text:list-item>
                      <text:p text:style-name="P21">The product will save texts upon exit for later use</text:p>
                    </text:list-item>
                  </text:list>
                </text:list-item>
              </text:list>
            </text:list-item>
          </text:list>
        </text:list-item>
      </text:list>
      <text:list xml:id="list4352150631805510295" text:style-name="L15">
        <text:list-item>
          <text:list>
            <text:list-item>
              <text:list>
                <text:list-item>
                  <text:p text:style-name="P22">Site adaptation requirements</text:p>
                  <text:list>
                    <text:list-item>
                      <text:p text:style-name="P22">There are no site-specific requirements for this product</text:p>
                    </text:list-item>
                  </text:list>
                </text:list-item>
              </text:list>
            </text:list-item>
          </text:list>
        </text:list-item>
      </text:list>
      <text:list xml:id="list185332886404460934" text:style-name="L16">
        <text:list-item>
          <text:list>
            <text:list-item>
              <text:p text:style-name="P23">Product functions</text:p>
              <text:list>
                <text:list-item>
                  <text:p text:style-name="P28">Import/Export</text:p>
                  <text:list>
                    <text:list-item>
                      <text:p text:style-name="P28">User can add/delete books</text:p>
                    </text:list-item>
                    <text:list-item>
                      <text:p text:style-name="P28">User can begin, modify, and save marks in books</text:p>
                    </text:list-item>
                    <text:list-item>
                      <text:p text:style-name="P28">User can can print all/part of a book</text:p>
                    </text:list-item>
                  </text:list>
                </text:list-item>
                <text:list-item>
                  <text:p text:style-name="P28">Organization</text:p>
                  <text:list>
                    <text:list-item>
                      <text:p text:style-name="P28">User can display library organized by various fields</text:p>
                    </text:list-item>
                    <text:list-item>
                      <text:p text:style-name="P28">User can display/skip to any chapter or change books</text:p>
                    </text:list-item>
                  </text:list>
                </text:list-item>
                <text:list-item>
                  <text:p text:style-name="P28">Display</text:p>
                  <text:list>
                    <text:list-item>
                      <text:p text:style-name="P28">User can change font/size/color of text, highlighter, and background.</text:p>
                    </text:list-item>
                    <text:list-item>
                      <text:p text:style-name="P28">User can resize display window</text:p>
                    </text:list-item>
                  </text:list>
                </text:list-item>
                <text:list-item>
                  <text:p text:style-name="P28">Utilities</text:p>
                  <text:list>
                    <text:list-item>
                      <text:p text:style-name="P28"><text:s/>The product must have dictionary functionality</text:p>
                    </text:list-item>
                    <text:list-item>
                      <text:p text:style-name="P28"><text:soft-page-break/>User can access websites linked in book</text:p>
                    </text:list-item>
                    <text:list-item>
                      <text:p text:style-name="P28">User can search any header field, table of contents, and text body</text:p>
                    </text:list-item>
                    <text:list-item>
                      <text:p text:style-name="P28">User can highlight text.</text:p>
                    </text:list-item>
                  </text:list>
                </text:list-item>
              </text:list>
            </text:list-item>
          </text:list>
        </text:list-item>
      </text:list>
      <text:list xml:id="list5711666459022751722" text:style-name="L17">
        <text:list-item>
          <text:list>
            <text:list-item>
              <text:p text:style-name="P24">User characteristics</text:p>
              <text:list>
                <text:list-item>
                  <text:p text:style-name="P24">User should be able to read English and be capable of operating a computer. <text:s/>No <text:tab/>additional constraints on user's experience, education level, or technical <text:tab/>expertise. <text:s/></text:p>
                </text:list-item>
              </text:list>
            </text:list-item>
          </text:list>
        </text:list-item>
      </text:list>
      <text:list xml:id="list8016818758389141093" text:style-name="L18">
        <text:list-item>
          <text:list>
            <text:list-item>
              <text:p text:style-name="P25">Constraints</text:p>
              <text:list>
                <text:list-item>
                  <text:p text:style-name="P25">Many languages and environments were considered, but this project will written <text:tab/>in Java using NetBeans due to customer requirement.</text:p>
                </text:list-item>
              </text:list>
            </text:list-item>
          </text:list>
        </text:list-item>
      </text:list>
      <text:list xml:id="list8536462162167797922" text:style-name="L19">
        <text:list-item>
          <text:list>
            <text:list-item>
              <text:p text:style-name="P26">Assumptions and dependencies</text:p>
              <text:list>
                <text:list-item>
                  <text:p text:style-name="P26">Book must be a .txt document formatted according to the UBR specification or <text:tab/>a .ubr file created by the product. <text:s/>Details of this specification will be delivered <text:tab/>to the customer not later than the delivery of the final product.</text:p>
                </text:list-item>
              </text:list>
            </text:list-item>
          </text:list>
        </text:list-item>
      </text:list>
      <text:p text:style-name="P6">3. Specific requirements </text:p>
      <text:list xml:id="list4060527909210283129" text:style-name="L20">
        <text:list-item>
          <text:list>
            <text:list-item>
              <text:p text:style-name="P29">External interfaces</text:p>
              <text:list>
                <text:list-item>
                  <text:p text:style-name="P29">The product shall be capable of printing files using a connected device</text:p>
                </text:list-item>
              </text:list>
            </text:list-item>
          </text:list>
        </text:list-item>
      </text:list>
      <text:list xml:id="list8639055669904382658" text:style-name="L21">
        <text:list-item>
          <text:list>
            <text:list-item>
              <text:p text:style-name="P30">Functional requirements</text:p>
              <text:list>
                <text:list-item>
                  <text:p text:style-name="P30">Import/Export</text:p>
                  <text:list>
                    <text:list-item>
                      <text:p text:style-name="P30">The product shall allow user to import a new book that is correctly formatted</text:p>
                    </text:list-item>
                    <text:list-item>
                      <text:p text:style-name="P30">The product shall allow user to delete existing book</text:p>
                    </text:list-item>
                    <text:list-item>
                      <text:p text:style-name="P30">The product shall allow user to save highlighted portions to a separate file</text:p>
                    </text:list-item>
                    <text:list-item>
                      <text:p text:style-name="P30">The product shall allow user to save a highlighted version of the book </text:p>
                    </text:list-item>
                    <text:list-item>
                      <text:p text:style-name="P30">The product shall allow user to print selected portions of text.</text:p>
                    </text:list-item>
                  </text:list>
                </text:list-item>
                <text:list-item>
                  <text:p text:style-name="P30">Organization</text:p>
                  <text:list>
                    <text:list-item>
                      <text:p text:style-name="P30">The product shall display the books currently in the library organized by:</text:p>
                      <text:list>
                        <text:list-item>
                          <text:p text:style-name="P30">Title</text:p>
                        </text:list-item>
                        <text:list-item>
                          <text:p text:style-name="P30">Author</text:p>
                        </text:list-item>
                        <text:list-item>
                          <text:p text:style-name="P30">Genre</text:p>
                        </text:list-item>
                      </text:list>
                    </text:list-item>
                    <text:list-item>
                      <text:p text:style-name="P30"><text:soft-page-break/>The product shall display the selected book on command</text:p>
                    </text:list-item>
                    <text:list-item>
                      <text:p text:style-name="P30">The product shall allow the user to exit the current book and select a new <text:tab/>book</text:p>
                    </text:list-item>
                    <text:list-item>
                      <text:p text:style-name="P30">The product shall display all chapters of current book on command</text:p>
                    </text:list-item>
                    <text:list-item>
                      <text:p text:style-name="P30">The product shall allow the user to skip to any chapter in current book</text:p>
                    </text:list-item>
                  </text:list>
                </text:list-item>
                <text:list-item>
                  <text:p text:style-name="P30">Display</text:p>
                  <text:list>
                    <text:list-item>
                      <text:p text:style-name="P30">The product shall change font size on command</text:p>
                    </text:list-item>
                    <text:list-item>
                      <text:p text:style-name="P30">The product shall change font color on command</text:p>
                    </text:list-item>
                    <text:list-item>
                      <text:p text:style-name="P30">The product shall change background color on command</text:p>
                    </text:list-item>
                    <text:list-item>
                      <text:p text:style-name="P30">The product shall maintain all functionality when the reading window is <text:tab/>resized</text:p>
                    </text:list-item>
                    <text:list-item>
                      <text:p text:style-name="P30">The product shall have an icon for each book</text:p>
                    </text:list-item>
                    <text:list-item>
                      <text:p text:style-name="P30">The product shall change highlighter color on command</text:p>
                    </text:list-item>
                  </text:list>
                </text:list-item>
                <text:list-item>
                  <text:p text:style-name="P30">Utilities</text:p>
                  <text:list>
                    <text:list-item>
                      <text:p text:style-name="P30">The product shall allow dictionary functionality</text:p>
                    </text:list-item>
                    <text:list-item>
                      <text:p text:style-name="P30">The product shall access the internet when selected</text:p>
                    </text:list-item>
                    <text:list-item>
                      <text:p text:style-name="P30">The product shall allow user to search the following fields</text:p>
                      <text:list>
                        <text:list-item>
                          <text:p text:style-name="P30">Title</text:p>
                        </text:list-item>
                        <text:list-item>
                          <text:p text:style-name="P30">Author</text:p>
                        </text:list-item>
                        <text:list-item>
                          <text:p text:style-name="P30">Genre</text:p>
                        </text:list-item>
                      </text:list>
                    </text:list-item>
                    <text:list-item>
                      <text:p text:style-name="P30">The product shall allow the user to search the table of contents and text body <text:tab/>(chapters) for given text.</text:p>
                    </text:list-item>
                    <text:list-item>
                      <text:p text:style-name="P30">The product must allow the user to highlight/unhighlight text.</text:p>
                    </text:list-item>
                  </text:list>
                </text:list-item>
              </text:list>
            </text:list-item>
          </text:list>
        </text:list-item>
      </text:list>
      <text:list xml:id="list2423566893026214229" text:style-name="L22">
        <text:list-item>
          <text:list>
            <text:list-item>
              <text:p text:style-name="P31">Performance requirements</text:p>
              <text:list>
                <text:list-item>
                  <text:p text:style-name="P31">The product should start within a reasonable amount of time. <text:s/>On modern <text:tab/>computers less than 2 years old, this shall be defined as within 1-5 seconds.</text:p>
                </text:list-item>
              </text:list>
            </text:list-item>
          </text:list>
        </text:list-item>
      </text:list>
      <text:list xml:id="list6964070163947045222" text:style-name="L23">
        <text:list-item>
          <text:list>
            <text:list-item>
              <text:p text:style-name="P32">Logical database requirements</text:p>
              <text:list>
                <text:list-item>
                  <text:p text:style-name="P32">This product does not rely on any database product. <text:s/>It uses only .txt and .ubr <text:tab/>files stored in data structures created by the product.</text:p>
                </text:list-item>
              </text:list>
            </text:list-item>
          </text:list>
        </text:list-item>
      </text:list>
      <text:list xml:id="list3445606685737645978" text:style-name="L24">
        <text:list-item>
          <text:list>
            <text:list-item>
              <text:p text:style-name="P33"><text:soft-page-break/>Design constraints</text:p>
            </text:list-item>
          </text:list>
        </text:list-item>
      </text:list>
      <text:p text:style-name="P7"><text:tab/><text:tab/>This product expects that book text files will not be larger than 300 MB </text:p>
      <text:list xml:id="list3555253276097062350" text:style-name="L25">
        <text:list-item>
          <text:list>
            <text:list-item>
              <text:list>
                <text:list-item>
                  <text:p text:style-name="P34">Standards compliance</text:p>
                  <text:list>
                    <text:list-item>
                      <text:p text:style-name="P34">No relevant e-book standards apply to this project</text:p>
                    </text:list-item>
                  </text:list>
                </text:list-item>
              </text:list>
            </text:list-item>
          </text:list>
        </text:list-item>
      </text:list>
      <text:list xml:id="list4358901143376320555" text:style-name="L26">
        <text:list-item>
          <text:list>
            <text:list-item>
              <text:p text:style-name="P35">Software system attributes</text:p>
            </text:list-item>
          </text:list>
        </text:list-item>
      </text:list>
      <text:list xml:id="list3186529862535623136" text:style-name="L27">
        <text:list-item>
          <text:list>
            <text:list-item>
              <text:list>
                <text:list-item>
                  <text:p text:style-name="P36">Reliability</text:p>
                  <text:list>
                    <text:list-item>
                      <text:p text:style-name="P36">This is an on-demand application. <text:s/>Should be available continuously until <text:tab/>exited by user.</text:p>
                    </text:list-item>
                  </text:list>
                </text:list-item>
              </text:list>
            </text:list-item>
          </text:list>
        </text:list-item>
      </text:list>
      <text:list xml:id="list6982235616424160721" text:style-name="L28">
        <text:list-item>
          <text:list>
            <text:list-item>
              <text:list>
                <text:list-item>
                  <text:p text:style-name="P37">Availability</text:p>
                  <text:list>
                    <text:list-item>
                      <text:p text:style-name="P37">This is an on-demand application. <text:s/>Should be available continuously until <text:tab/>exited by user</text:p>
                    </text:list-item>
                  </text:list>
                </text:list-item>
              </text:list>
            </text:list-item>
          </text:list>
        </text:list-item>
      </text:list>
      <text:list xml:id="list8685560812794908159" text:style-name="L29">
        <text:list-item>
          <text:list>
            <text:list-item>
              <text:list>
                <text:list-item>
                  <text:p text:style-name="P38">Security</text:p>
                  <text:list>
                    <text:list-item>
                      <text:p text:style-name="P38">This application does not provide any security beyond access to the computer <text:tab/>on which it is running.</text:p>
                    </text:list-item>
                  </text:list>
                </text:list-item>
              </text:list>
            </text:list-item>
          </text:list>
        </text:list-item>
      </text:list>
      <text:list xml:id="list168794976562314247" text:style-name="L30">
        <text:list-item>
          <text:list>
            <text:list-item>
              <text:list>
                <text:list-item>
                  <text:p text:style-name="P39">Maintainability</text:p>
                  <text:list>
                    <text:list-item>
                      <text:p text:style-name="P39">The source code for this product will be written using Java best-practices for <text:tab/>readability and consistency. <text:s/></text:p>
                    </text:list-item>
                    <text:list-item>
                      <text:p text:style-name="P39">This product will include a readme file which outlines the organization of the source code and details any major issues encountered during development.</text:p>
                    </text:list-item>
                  </text:list>
                </text:list-item>
              </text:list>
            </text:list-item>
          </text:list>
        </text:list-item>
      </text:list>
      <text:list xml:id="list4739213558632124496" text:style-name="L31">
        <text:list-item>
          <text:list>
            <text:list-item>
              <text:list>
                <text:list-item>
                  <text:p text:style-name="P40">Portability</text:p>
                  <text:list>
                    <text:list-item>
                      <text:p text:style-name="P40">This product shall be installed on platforms using windows, mac, or linux OS <text:tab/>and running Java 6 Update 33 or later.</text:p>
                    </text:list-item>
                  </text:list>
                </text:list-item>
              </text:list>
            </text:list-item>
          </text:list>
        </text:list-item>
      </text:list>
      <text:list xml:id="list6808008242719626093" text:style-name="L32">
        <text:list-item>
          <text:list>
            <text:list-item>
              <text:p text:style-name="P41">Additional comments</text:p>
              <text:list>
                <text:list-item>
                  <text:p text:style-name="P41">This product shall not make use of any proprietary tools, including</text:p>
                  <text:list>
                    <text:list-item>
                      <text:p text:style-name="P41">Programming language</text:p>
                    </text:list-item>
                    <text:list-item>
                      <text:p text:style-name="P41">IDE tools</text:p>
                    </text:list-item>
                    <text:list-item>
                      <text:p text:style-name="P41">CVS tools</text:p>
                    </text:list-item>
                    <text:list-item>
                      <text:p text:style-name="P41">Scheduling tools</text:p>
                    </text:list-item>
                    <text:list-item>
                      <text:p text:style-name="P41">Testing tools</text:p>
                    </text:list-item>
                    <text:list-item>
                      <text:p text:style-name="P41"><text:soft-page-break/>Cost analysis tools</text:p>
                    </text:list-item>
                  </text:list>
                </text:list-item>
                <text:list-item>
                  <text:p text:style-name="P41">This project has a strict delivery date of 12/09/2013</text:p>
                </text:list-item>
              </text:list>
            </text:list-item>
          </text:list>
        </text:list-item>
      </text:list>
      <text:p text:style-name="P6">No Appendices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Hill</meta:initial-creator>
    <meta:creation-date>2013-10-20T15:07:56.87</meta:creation-date>
    <dc:date>2013-10-26T17:34:35.36</dc:date>
    <dc:creator>Andrew Hill</dc:creator>
    <meta:editing-duration>PT1M2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8" meta:paragraph-count="150" meta:word-count="1271" meta:character-count="8253"/>
  </office:meta>
</office:document-meta>
</file>